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b15" officeooo:paragraph-rsid="001a7b15"/>
    </style:style>
    <style:style style:name="P2" style:family="paragraph" style:parent-style-name="Standard">
      <style:paragraph-properties fo:text-align="start" style:justify-single-word="false"/>
      <style:text-properties officeooo:rsid="001a7b15" officeooo:paragraph-rsid="001a7b15"/>
    </style:style>
    <style:style style:name="P3" style:family="paragraph" style:parent-style-name="Standard">
      <style:paragraph-properties fo:text-align="start" style:justify-single-word="false"/>
      <style:text-properties officeooo:rsid="001bf48f" officeooo:paragraph-rsid="001bf48f"/>
    </style:style>
    <style:style style:name="P4" style:family="paragraph" style:parent-style-name="Standard">
      <style:paragraph-properties fo:text-align="start" style:justify-single-word="false"/>
      <style:text-properties officeooo:rsid="001cb2de" officeooo:paragraph-rsid="001cb2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A 2</text:p>
      <text:p text:style-name="P1"/>
      <text:p text:style-name="P2">MODELO DE DOMINIO</text:p>
      <text:p text:style-name="P2"/>
      <text:p text:style-name="P2">¿Que define el problema?</text:p>
      <text:p text:style-name="P2"><text:s/></text:p>
      <text:p text:style-name="P2">Lo primero que hay que hacer es encontrar conceptos. Encontrar que problemas quiere resolver el sistema y describirlos.</text:p>
      <text:p text:style-name="P2"/>
      <text:p text:style-name="P2">- Usar nombres del dominio del problema.</text:p>
      <text:p text:style-name="P2">- Omitir detalles irrelevantes.</text:p>
      <text:p text:style-name="P2">- NO inventar nuevos conceptos.</text:p>
      <text:p text:style-name="P2">- Descubrir conceptos del mundo real.</text:p>
      <text:p text:style-name="P2"/>
      <text:p text:style-name="P3">FRASES NOMINALES</text:p>
      <text:p text:style-name="P3"/>
      <text:p text:style-name="P3">Son un conjunto de palabras en una oración que funciona como un sustantivo.</text:p>
      <text:p text:style-name="P3"/>
      <text:p text:style-name="P3">Por ejemplo: el cliente selecciona un libro para agregarlo al carrito.</text:p>
      <text:p text:style-name="P3"/>
      <text:p text:style-name="P3">Construyendo el modelo de dominio:</text:p>
      <text:p text:style-name="P3"/>
      <text:p text:style-name="P3">- Listar los conceptos (clases y atributos) candidatos.</text:p>
      <text:p text:style-name="P3">- Graficarlos en Modelo de Dominio.</text:p>
      <text:p text:style-name="P3">- Agregar atributos a los conceptos.</text:p>
      <text:p text:style-name="P3">- Agregar asociaciones entre los conceptos.</text:p>
      <text:p text:style-name="P3"/>
      <text:p text:style-name="P3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4:11:40.759377891</meta:creation-date>
    <dc:date>2025-09-02T17:08:12.978219548</dc:date>
    <meta:editing-duration>PT2H10M38S</meta:editing-duration>
    <meta:editing-cycles>1</meta:editing-cycles>
    <meta:document-statistic meta:table-count="0" meta:image-count="0" meta:object-count="0" meta:page-count="1" meta:paragraph-count="17" meta:word-count="106" meta:character-count="672" meta:non-whitespace-character-count="581"/>
    <meta:generator>LibreOffice/24.2.7.2$Linux_X86_64 LibreOffice_project/420$Build-2</meta:generator>
  </office:meta>
</office:document-meta>
</file>